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am" svg:font-family="gotham, helvetica, arial, sans-serif"/>
    <style:font-face style:name="Droid Sans Fallback1" svg:font-family="'Droid Sans Fallback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833cm" style:rel-column-width="10922*"/>
    </style:style>
    <style:style style:name="表格1.B" style:family="table-column">
      <style:table-column-properties style:column-width="2.833cm" style:rel-column-width="10923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F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ff0000"/>
    </style:style>
    <style:style style:name="P2" style:family="paragraph" style:parent-style-name="Text_20_body">
      <style:text-properties officeooo:rsid="001ad3bf" officeooo:paragraph-rsid="001ad3bf"/>
    </style:style>
    <style:style style:name="P3" style:family="paragraph" style:parent-style-name="Table_20_Contents">
      <style:text-properties officeooo:rsid="00196a16" officeooo:paragraph-rsid="00196a16"/>
    </style:style>
    <style:style style:name="P4" style:family="paragraph" style:parent-style-name="Table_20_Contents">
      <style:text-properties fo:color="#ff0000"/>
    </style:style>
    <style:style style:name="P5" style:family="paragraph" style:parent-style-name="Table_20_Contents">
      <style:text-properties fo:color="#ff0000" style:font-name-asian="gotham" style:font-size-asian="10.5pt"/>
    </style:style>
    <style:style style:name="P6" style:family="paragraph" style:parent-style-name="Table_20_Contents">
      <style:text-properties fo:color="#ff0000" officeooo:rsid="001ade6b" officeooo:paragraph-rsid="001ade6b"/>
    </style:style>
    <style:style style:name="P7" style:family="paragraph" style:parent-style-name="Table_20_Contents">
      <style:text-properties officeooo:rsid="001ad3bf" officeooo:paragraph-rsid="001ad3bf"/>
    </style:style>
    <style:style style:name="P8" style:family="paragraph" style:parent-style-name="Table_20_Contents">
      <style:text-properties officeooo:rsid="001ade6b" officeooo:paragraph-rsid="001ad3bf"/>
    </style:style>
    <style:style style:name="P9" style:family="paragraph" style:parent-style-name="Table_20_Contents">
      <style:text-properties officeooo:rsid="001ade6b" officeooo:paragraph-rsid="001ade6b"/>
    </style:style>
    <style:style style:name="P10" style:family="paragraph" style:parent-style-name="Table_20_Contents">
      <style:text-properties officeooo:rsid="001ade6b" officeooo:paragraph-rsid="001ade6b" fo:background-color="#ff00ff"/>
    </style:style>
    <style:style style:name="P11" style:family="paragraph" style:parent-style-name="Table_20_Contents">
      <style:text-properties officeooo:rsid="00196a16" officeooo:paragraph-rsid="00196a16" fo:background-color="#ff00ff"/>
    </style:style>
    <style:style style:name="P12" style:family="paragraph" style:parent-style-name="Table_20_Contents">
      <style:text-properties officeooo:rsid="001ad3bf" officeooo:paragraph-rsid="001ad3bf" fo:background-color="#ff00ff"/>
    </style:style>
    <style:style style:name="P13" style:family="paragraph" style:parent-style-name="Table_20_Contents">
      <style:text-properties officeooo:rsid="0019d7d0" officeooo:paragraph-rsid="0019d7d0" fo:background-color="#ffffff"/>
    </style:style>
    <style:style style:name="P14" style:family="paragraph" style:parent-style-name="Table_20_Contents">
      <style:text-properties officeooo:rsid="001ade6b" officeooo:paragraph-rsid="001ade6b" fo:background-color="#ffffff"/>
    </style:style>
    <style:style style:name="P15" style:family="paragraph" style:parent-style-name="Table_20_Contents">
      <style:text-properties officeooo:rsid="001cca99" officeooo:paragraph-rsid="001cca99"/>
    </style:style>
    <style:style style:name="P16" style:family="paragraph" style:parent-style-name="Table_20_Contents">
      <style:text-properties officeooo:rsid="001eb9a4" officeooo:paragraph-rsid="001eb9a4"/>
    </style:style>
    <style:style style:name="T1" style:family="text">
      <style:text-properties style:font-name="gotham" fo:font-size="10.5pt"/>
    </style:style>
    <style:style style:name="T2" style:family="text">
      <style:text-properties style:font-name-asian="gotham" style:font-size-asian="10.5pt"/>
    </style:style>
    <style:style style:name="T3" style:family="text">
      <style:text-properties officeooo:rsid="001cca99"/>
    </style:style>
    <style:style style:name="T4" style:family="text">
      <style:text-properties officeooo:rsid="001eb9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假設鄰居會提供傳染的機率</text:p>
      <table:table table:name="表格1" table:style-name="表格1">
        <table:table-column table:style-name="表格1.A"/>
        <table:table-column table:style-name="表格1.B"/>
        <table:table-column table:style-name="表格1.A"/>
        <table:table-column table:style-name="表格1.B" table:number-columns-repeated="2"/>
        <table:table-column table:style-name="表格1.A"/>
        <table:table-row>
          <table:table-cell table:style-name="表格1.A1" office:value-type="string">
            <text:p text:style-name="P4"><text:span text:style-name="T2">只考慮前一周</text:span><text:span text:style-name="T1">/</text:span><text:span text:style-name="T2">考慮前幾周</text:span></text:p>
          </table:table-cell>
          <table:table-cell table:style-name="表格1.A1" office:value-type="string">
            <text:p text:style-name="P5">有無自我影響</text:p>
          </table:table-cell>
          <table:table-cell table:style-name="表格1.A1" office:value-type="string">
            <text:p text:style-name="P1">鄰居機率是否定值</text:p>
            <text:p text:style-name="P4"/>
          </table:table-cell>
          <table:table-cell table:style-name="表格1.A1" office:value-type="string">
            <text:p text:style-name="P5">自我機率是否定值</text:p>
          </table:table-cell>
          <table:table-cell table:style-name="表格1.A1" office:value-type="string">
            <text:p text:style-name="P6">最高<text:span text:style-name="T3">TPR</text:span>(前/中/後)</text:p>
          </table:table-cell>
          <table:table-cell table:style-name="表格1.F1" office:value-type="string">
            <text:p text:style-name="P6">ROC中離完美預測(0,1)中最短的距離</text:p>
          </table:table-cell>
        </table:table-row>
        <table:table-row>
          <table:table-cell table:style-name="表格1.A2" office:value-type="string">
            <text:p text:style-name="Table_20_Contents">只考慮前一周</text:p>
          </table:table-cell>
          <table:table-cell table:style-name="表格1.A2" office:value-type="string">
            <text:p text:style-name="Table_20_Contents">有</text:p>
          </table:table-cell>
          <table:table-cell table:style-name="表格1.A2" office:value-type="string">
            <text:p text:style-name="Table_20_Contents">是</text:p>
          </table:table-cell>
          <table:table-cell table:style-name="表格1.A2" office:value-type="string">
            <text:p text:style-name="Table_20_Contents">是</text:p>
          </table:table-cell>
          <table:table-cell table:style-name="表格1.A2" office:value-type="string">
            <text:p text:style-name="P11">34%/66%/36%</text:p>
          </table:table-cell>
          <table:table-cell table:style-name="表格1.F2" office:value-type="string">
            <text:p text:style-name="P10">0.66/0.42/0.65</text:p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P3">是</text:p>
          </table:table-cell>
          <table:table-cell table:style-name="表格1.A2" office:value-type="string">
            <text:p text:style-name="Table_20_Contents">否</text:p>
          </table:table-cell>
          <table:table-cell table:style-name="表格1.A2" office:value-type="string">
            <text:p text:style-name="P13">30%/62%/31%</text:p>
          </table:table-cell>
          <table:table-cell table:style-name="表格1.F2" office:value-type="string">
            <text:p text:style-name="P14">0.7/0.44/0.7</text:p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否</text:p>
          </table:table-cell>
          <table:table-cell table:style-name="表格1.A2" office:value-type="string">
            <text:p text:style-name="Table_20_Contents">是</text:p>
          </table:table-cell>
          <table:table-cell table:style-name="表格1.A2" office:value-type="string">
            <text:p text:style-name="P7">21%/43%/21%</text:p>
          </table:table-cell>
          <table:table-cell table:style-name="表格1.F2" office:value-type="string">
            <text:p text:style-name="P9">0.78/0.57/0.78</text:p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否</text:p>
          </table:table-cell>
          <table:table-cell table:style-name="表格1.A2" office:value-type="string">
            <text:p text:style-name="Table_20_Contents">否</text:p>
          </table:table-cell>
          <table:table-cell table:style-name="表格1.A2" office:value-type="string">
            <text:p text:style-name="P3">14%/32%/14%</text:p>
          </table:table-cell>
          <table:table-cell table:style-name="表格1.F2" office:value-type="string">
            <text:p text:style-name="P9">0.86/<text:span text:style-name="T3">0.68/0.86</text:span></text:p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無</text:p>
          </table:table-cell>
          <table:table-cell table:style-name="表格1.A2" office:value-type="string">
            <text:p text:style-name="Table_20_Contents">是</text:p>
          </table:table-cell>
          <table:table-cell table:style-name="表格1.A2" office:value-type="string">
            <text:p text:style-name="P7">x</text:p>
          </table:table-cell>
          <table:table-cell table:style-name="表格1.A2" office:value-type="string">
            <text:p text:style-name="P11">28%/60%/29%</text:p>
          </table:table-cell>
          <table:table-cell table:style-name="表格1.F2" office:value-type="string">
            <text:p text:style-name="P10">0.72/0.46/0.72</text:p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否</text:p>
          </table:table-cell>
          <table:table-cell table:style-name="表格1.A2" office:value-type="string">
            <text:p text:style-name="P7">x</text:p>
          </table:table-cell>
          <table:table-cell table:style-name="表格1.A2" office:value-type="string">
            <text:p text:style-name="P3">11%/28%/11%</text:p>
          </table:table-cell>
          <table:table-cell table:style-name="表格1.F2" office:value-type="string">
            <text:p text:style-name="P15">0.88/0.72/0.89</text:p>
          </table:table-cell>
        </table:table-row>
        <table:table-row>
          <table:table-cell table:style-name="表格1.A2" office:value-type="string">
            <text:p text:style-name="Table_20_Contents">多考慮幾周</text:p>
          </table:table-cell>
          <table:table-cell table:style-name="表格1.A2" office:value-type="string">
            <text:p text:style-name="Table_20_Contents">有</text:p>
          </table:table-cell>
          <table:table-cell table:style-name="表格1.A2" office:value-type="string">
            <text:p text:style-name="Table_20_Contents">是</text:p>
          </table:table-cell>
          <table:table-cell table:style-name="表格1.A2" office:value-type="string">
            <text:p text:style-name="Table_20_Contents">是</text:p>
          </table:table-cell>
          <table:table-cell table:style-name="表格1.A2" office:value-type="string">
            <text:p text:style-name="P10">45%/85%/79%</text:p>
          </table:table-cell>
          <table:table-cell table:style-name="表格1.F2" office:value-type="string">
            <text:p text:style-name="P10">0.56/0.4/0.44</text:p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P3">是</text:p>
          </table:table-cell>
          <table:table-cell table:style-name="表格1.A2" office:value-type="string">
            <text:p text:style-name="Table_20_Contents">否</text:p>
          </table:table-cell>
          <table:table-cell table:style-name="表格1.A2" office:value-type="string">
            <text:p text:style-name="P15">40%/82%/75%</text:p>
          </table:table-cell>
          <table:table-cell table:style-name="表格1.F2" office:value-type="string">
            <text:p text:style-name="P15">0.61/0.41/0.47</text:p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否</text:p>
          </table:table-cell>
          <table:table-cell table:style-name="表格1.A2" office:value-type="string">
            <text:p text:style-name="Table_20_Contents">是</text:p>
          </table:table-cell>
          <table:table-cell table:style-name="表格1.A2" office:value-type="string">
            <text:p text:style-name="P15">29%/63%/<text:span text:style-name="T4">52%</text:span></text:p>
          </table:table-cell>
          <table:table-cell table:style-name="表格1.F2" office:value-type="string">
            <text:p text:style-name="P15">0.71/0.41/<text:span text:style-name="T4">0.51</text:span></text:p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否</text:p>
          </table:table-cell>
          <table:table-cell table:style-name="表格1.A2" office:value-type="string">
            <text:p text:style-name="Table_20_Contents">否</text:p>
          </table:table-cell>
          <table:table-cell table:style-name="表格1.A2" office:value-type="string">
            <text:p text:style-name="P16">18%/43%/36%</text:p>
          </table:table-cell>
          <table:table-cell table:style-name="表格1.F2" office:value-type="string">
            <text:p text:style-name="P16">0.81/0.57/0.64</text:p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無</text:p>
          </table:table-cell>
          <table:table-cell table:style-name="表格1.A2" office:value-type="string">
            <text:p text:style-name="Table_20_Contents">是</text:p>
          </table:table-cell>
          <table:table-cell table:style-name="表格1.A2" office:value-type="string">
            <text:p text:style-name="P8">x</text:p>
          </table:table-cell>
          <table:table-cell table:style-name="表格1.A2" office:value-type="string">
            <text:p text:style-name="P12">38%/81%/74%</text:p>
          </table:table-cell>
          <table:table-cell table:style-name="表格1.F2" office:value-type="string">
            <text:p text:style-name="P10">0.63/0.41/0.47</text:p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否</text:p>
          </table:table-cell>
          <table:table-cell table:style-name="表格1.A2" office:value-type="string">
            <text:p text:style-name="P8">x</text:p>
          </table:table-cell>
          <table:table-cell table:style-name="表格1.A2" office:value-type="string">
            <text:p text:style-name="P16">15%/39%/31%</text:p>
          </table:table-cell>
          <table:table-cell table:style-name="表格1.F2" office:value-type="string">
            <text:p text:style-name="P16">0.84/0.61/0.69</text:p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F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otham" svg:font-family="gotham, helvetica, arial, sans-serif"/>
    <style:font-face style:name="Droid Sans Fallback1" svg:font-family="'Droid Sans Fallback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3:37:18.537503346</meta:creation-date>
    <dc:date>2016-08-16T17:40:32.990201777</dc:date>
    <meta:editing-duration>PT42M6S</meta:editing-duration>
    <meta:editing-cycles>1</meta:editing-cycles>
    <meta:document-statistic meta:table-count="1" meta:image-count="0" meta:object-count="0" meta:page-count="1" meta:paragraph-count="61" meta:word-count="132" meta:character-count="414" meta:non-whitespace-character-count="414"/>
    <meta:generator>LibreOffice/4.2.8.2$Linux_X86_64 LibreOffice_project/420m0$Build-2</meta:generator>
  </office:meta>
</office:document-meta>
</file>